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06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13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39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05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13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7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5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8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06cm" svg:height="0.3cm" svg:x="5.733cm" svg:y="1.4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3cm" svg:height="0.3cm" svg:x="8.467cm" svg:y="1.4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9cm" svg:height="0.3cm" svg:x="14.981cm" svg:y="1.4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5cm" svg:height="0.3cm" svg:x="3.828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5cm" svg:height="0.3cm" svg:x="2.885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0.395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9.442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2.22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3cm" svg:height="0.3cm" svg:x="11.268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7cm" svg:height="0.3cm" svg:x="17.839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5cm" svg:height="0.3cm" svg:x="16.863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38cm" svg:height="0.3cm" svg:x="14.09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7cm" svg:height="0.3cm" svg:x="15.946cm" svg:y="1.4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20:21:23.741630520</dc:date>
    <meta:editing-duration>PT1H23M38S</meta:editing-duration>
    <meta:editing-cycles>19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chart:data-source-has-labels="both" svg:x="1.146cm" svg:y="1.549cm" svg:width="19.429cm" svg:height="7.994cm">
          <chartooo:coordinate-region svg:x="1.873cm" svg:y="1.801cm" svg:width="18.702cm" svg:height="5.08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5.30872502851794">
                <text:p>5.30872502851794</text:p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.16996694843371">
                <text:p>1.16996694843371</text:p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MPKI=1)</text:p>
              </table:table-cell>
              <table:table-cell office:value-type="float" office:value="5.29995027640467">
                <text:p>5.29995027640467</text:p>
              </table:table-cell>
              <table:table-cell office:value-type="float" office:value="-0.593116973190155">
                <text:p>-0.593116973190155</text:p>
              </table:table-cell>
              <table:table-cell office:value-type="float" office:value="0.870172289126581">
                <text:p>0.870172289126581</text:p>
              </table:table-cell>
              <table:table-cell office:value-type="float" office:value="0.306182919602294">
                <text:p>0.306182919602294</text:p>
              </table:table-cell>
              <table:table-cell office:value-type="float" office:value="0.0849347064444284">
                <text:p>0.0849347064444284</text:p>
              </table:table-cell>
              <table:table-cell office:value-type="float" office:value="1.96809532961754">
                <text:p>1.96809532961754</text:p>
              </table:table-cell>
              <table:table-cell office:value-type="float" office:value="3.77843659244919">
                <text:p>3.77843659244919</text:p>
              </table:table-cell>
              <table:table-cell office:value-type="float" office:value="0.284376045500156">
                <text:p>0.284376045500156</text:p>
              </table:table-cell>
              <table:table-cell office:value-type="float" office:value="-0.274213576158933">
                <text:p>-0.274213576158933</text:p>
              </table:table-cell>
              <table:table-cell office:value-type="float" office:value="0.20591790142801">
                <text:p>0.20591790142801</text:p>
              </table:table-cell>
              <table:table-cell office:value-type="float" office:value="2.70425027979492">
                <text:p>2.70425027979492</text:p>
              </table:table-cell>
              <table:table-cell office:value-type="float" office:value="1.01865056581409">
                <text:p>1.01865056581409</text:p>
              </table:table-cell>
              <table:table-cell office:value-type="float" office:value="1.82343439363817">
                <text:p>1.82343439363817</text:p>
              </table:table-cell>
              <table:table-cell office:value-type="float" office:value="10.7771624976131">
                <text:p>10.7771624976131</text:p>
              </table:table-cell>
              <table:table-cell office:value-type="float" office:value="-0.0577542707763445">
                <text:p>-0.0577542707763445</text:p>
              </table:table-cell>
              <table:table-cell office:value-type="float" office:value="0.0105719420657513">
                <text:p>0.0105719420657513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2034766336732">
                <text:p>2.42034766336732</text:p>
              </table:table-cell>
              <table:table-cell office:value-type="float" office:value="NaN">
                <text:p>NaN</text:p>
              </table:table-cell>
              <table:table-cell office:value-type="float" office:value="1.73450014346344">
                <text:p>1.73450014346344</text:p>
              </table:table-cell>
            </table:table-row>
            <table:table-row>
              <table:table-cell office:value-type="string">
                <text:p>SWITCH(MPKI=2)</text:p>
              </table:table-cell>
              <table:table-cell office:value-type="float" office:value="5.3350492848577">
                <text:p>5.3350492848577</text:p>
              </table:table-cell>
              <table:table-cell office:value-type="float" office:value="-0.593116973190155">
                <text:p>-0.593116973190155</text:p>
              </table:table-cell>
              <table:table-cell office:value-type="float" office:value="0.875158949809263">
                <text:p>0.875158949809263</text:p>
              </table:table-cell>
              <table:table-cell office:value-type="float" office:value="0.312767498518474">
                <text:p>0.312767498518474</text:p>
              </table:table-cell>
              <table:table-cell office:value-type="float" office:value="0.159252574583291">
                <text:p>0.159252574583291</text:p>
              </table:table-cell>
              <table:table-cell office:value-type="float" office:value="2.1410724581972">
                <text:p>2.1410724581972</text:p>
              </table:table-cell>
              <table:table-cell office:value-type="float" office:value="4.40767182962246">
                <text:p>4.40767182962246</text:p>
              </table:table-cell>
              <table:table-cell office:value-type="float" office:value="0.317832050853128">
                <text:p>0.317832050853128</text:p>
              </table:table-cell>
              <table:table-cell office:value-type="float" office:value="-0.274213576158933">
                <text:p>-0.274213576158933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6938393066292">
                <text:p>2.6938393066292</text:p>
              </table:table-cell>
              <table:table-cell office:value-type="float" office:value="0.981608727057215">
                <text:p>0.981608727057215</text:p>
              </table:table-cell>
              <table:table-cell office:value-type="float" office:value="1.82343439363817">
                <text:p>1.82343439363817</text:p>
              </table:table-cell>
              <table:table-cell office:value-type="float" office:value="10.7351537139584">
                <text:p>10.7351537139584</text:p>
              </table:table-cell>
              <table:table-cell office:value-type="float" office:value="0.346525624658034">
                <text:p>0.346525624658034</text:p>
              </table:table-cell>
              <table:table-cell office:value-type="float" office:value="-0.0370017972301628">
                <text:p>-0.0370017972301628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277342788201">
                <text:p>2.4277342788201</text:p>
              </table:table-cell>
              <table:table-cell office:value-type="float" office:value="NaN">
                <text:p>NaN</text:p>
              </table:table-cell>
              <table:table-cell office:value-type="float" office:value="1.80333239463545">
                <text:p>1.80333239463545</text:p>
              </table:table-cell>
            </table:table-row>
            <table:table-row>
              <table:table-cell office:value-type="string">
                <text:p>SWITCH(MPKI=3)</text:p>
              </table:table-cell>
              <table:table-cell office:value-type="float" office:value="5.32042469800227">
                <text:p>5.32042469800227</text:p>
              </table:table-cell>
              <table:table-cell office:value-type="float" office:value="-0.593116973190155">
                <text:p>-0.593116973190155</text:p>
              </table:table-cell>
              <table:table-cell office:value-type="float" office:value="0.880145610491934">
                <text:p>0.880145610491934</text:p>
              </table:table-cell>
              <table:table-cell office:value-type="float" office:value="0.319352077434654">
                <text:p>0.319352077434654</text:p>
              </table:table-cell>
              <table:table-cell office:value-type="float" office:value="0.329121987472125">
                <text:p>0.329121987472125</text:p>
              </table:table-cell>
              <table:table-cell office:value-type="float" office:value="2.26792235248896">
                <text:p>2.26792235248896</text:p>
              </table:table-cell>
              <table:table-cell office:value-type="float" office:value="4.54380445304937">
                <text:p>4.54380445304937</text:p>
              </table:table-cell>
              <table:table-cell office:value-type="float" office:value="0.317832050853128">
                <text:p>0.317832050853128</text:p>
              </table:table-cell>
              <table:table-cell office:value-type="float" office:value="-0.274213576158933">
                <text:p>-0.274213576158933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6938393066292">
                <text:p>2.6938393066292</text:p>
              </table:table-cell>
              <table:table-cell office:value-type="float" office:value="1.03531939325469">
                <text:p>1.03531939325469</text:p>
              </table:table-cell>
              <table:table-cell office:value-type="float" office:value="1.85139165009939">
                <text:p>1.85139165009939</text:p>
              </table:table-cell>
              <table:table-cell office:value-type="float" office:value="10.7504296352874">
                <text:p>10.7504296352874</text:p>
              </table:table-cell>
              <table:table-cell office:value-type="float" office:value="2.18250349565323">
                <text:p>2.18250349565323</text:p>
              </table:table-cell>
              <table:table-cell office:value-type="float" office:value="0.0105719420657513">
                <text:p>0.0105719420657513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277342788201">
                <text:p>2.4277342788201</text:p>
              </table:table-cell>
              <table:table-cell office:value-type="float" office:value="NaN">
                <text:p>NaN</text:p>
              </table:table-cell>
              <table:table-cell office:value-type="float" office:value="1.93666159332947">
                <text:p>1.93666159332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